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1123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-60.780000000000001">
            <text:p>−60.78</text:p>
          </table:table-cell>
          <table:table-cell table:style-name="ACE-0" office:value-type="float" office:value="8080">
            <text:p>80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ucula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8.200000000000003">
            <text:p>58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wadallahBatterson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651</text:p>
          </table:table-cell>
          <table:table-cell table:style-name="ACE-0" office:value-type="float" office:value="54.57">
            <text:p>54.57</text:p>
          </table:table-cell>
          <table:table-cell table:style-name="ACE-0" office:value-type="float" office:value="-60.729999999999997">
            <text:p>−60.73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oma calcarea, mytilus edulis, clinocardium, ponopea norveg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.200000000000003">
            <text:p>40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885</text:p>
          </table:table-cell>
          <table:table-cell table:style-name="ACE-0" office:value-type="float" office:value="54.82">
            <text:p>54.82</text:p>
          </table:table-cell>
          <table:table-cell table:style-name="ACE-0" office:value-type="float" office:value="-60.729999999999997">
            <text:p>−60.73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ortlandi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5.200000000000003">
            <text:p>75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Batterson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331</text:p>
          </table:table-cell>
          <table:table-cell table:style-name="ACE-0" office:value-type="float" office:value="53.329999999999998">
            <text:p>53.33</text:p>
          </table:table-cell>
          <table:table-cell table:style-name="ACE-0" office:value-type="float" office:value="-60.579999999999998">
            <text:p>−60.58</text:p>
          </table:table-cell>
          <table:table-cell table:style-name="ACE-0" office:value-type="float" office:value="5985">
            <text:p>598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3.19999999999999">
            <text:p>143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rdan1975,King198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00</text:p>
          </table:table-cell>
          <table:table-cell table:style-name="ACE-0" office:value-type="float" office:value="53.469999999999999">
            <text:p>53.47</text:p>
          </table:table-cell>
          <table:table-cell table:style-name="ACE-0" office:value-type="float" office:value="-60.299999999999997">
            <text:p>−60.3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5.19999999999999">
            <text:p>165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7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578</text:p>
          </table:table-cell>
          <table:table-cell table:style-name="ACE-0" office:value-type="float" office:value="53.5">
            <text:p>53.5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1140">
            <text:p>114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burnt bon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287</text:p>
          </table:table-cell>
          <table:table-cell table:style-name="ACE-0" office:value-type="float" office:value="53.5">
            <text:p>53.5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288</text:p>
          </table:table-cell>
          <table:table-cell table:style-name="ACE-0" office:value-type="float" office:value="53.5">
            <text:p>53.5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885">
            <text:p>88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332</text:p>
          </table:table-cell>
          <table:table-cell table:style-name="ACE-0" office:value-type="float" office:value="53.520000000000003">
            <text:p>53.52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4804">
            <text:p>4804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9.199999999999999">
            <text:p>29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Jordan1975,King198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80</text:p>
          </table:table-cell>
          <table:table-cell table:style-name="ACE-0" office:value-type="float" office:value="53.549999999999997">
            <text:p>53.55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4.199999999999999">
            <text:p>24.2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35</text:p>
          </table:table-cell>
          <table:table-cell table:style-name="ACE-0" office:value-type="float" office:value="53.520000000000003">
            <text:p>53.52</text:p>
          </table:table-cell>
          <table:table-cell table:style-name="ACE-0" office:value-type="float" office:value="-60.149999999999999">
            <text:p>−60.1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3.200000000000003">
            <text:p>33.2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Liverman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47</text:p>
          </table:table-cell>
          <table:table-cell table:style-name="ACE-0" office:value-type="float" office:value="53.719999999999999">
            <text:p>53.72</text:p>
          </table:table-cell>
          <table:table-cell table:style-name="ACE-0" office:value-type="float" office:value="-60.119999999999997">
            <text:p>−60.12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0.200000000000003">
            <text:p>90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75</text:p>
          </table:table-cell>
          <table:table-cell table:number-columns-repeated="240" table:style-name="ACE-0"/>
        </table:table-row>
        <table:table-row table:style-name="AROW-0" table:number-rows-repeated="2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0" gnm:cursor-row="6">
          <gnm:selection gnm:start-col="10" gnm:start-row="6" gnm:end-col="10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2T06:14:5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